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style:style>
    <style:style style:name="P2" style:family="paragraph" style:parent-style-name="Standard">
      <style:paragraph-properties fo:margin-top="0.139in" fo:margin-bottom="0in" loext:contextual-spacing="false" fo:line-height="125%" fo:orphans="2" fo:widows="2"/>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2744in" fo:margin-right="0.2807in" fo:text-indent="0in" style:auto-text-indent="false"/>
    </style:style>
    <style:style style:name="P6"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style:style>
    <style:style style:name="P8"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3" style:family="paragraph" style:parent-style-name="Standard">
      <style:paragraph-properties fo:margin-top="0in" fo:margin-bottom="0in" loext:contextual-spacing="false" fo:line-height="100%" fo:text-align="end" style:justify-single-word="false"/>
      <style:text-properties fo:font-variant="small-caps" fo:color="#336633" fo:font-size="16pt" style:font-size-asian="16pt" style:font-size-complex="16pt"/>
    </style:style>
    <style:style style:name="P14" style:family="paragraph" style:parent-style-name="Standard">
      <style:paragraph-properties fo:margin-top="0in" fo:margin-bottom="0in" loext:contextual-spacing="false" fo:line-height="100%" fo:text-align="end" style:justify-single-word="false" fo:break-before="page"/>
    </style:style>
    <style:style style:name="P15"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6"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8"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list-style-name="WWNum1">
      <style:paragraph-properties fo:margin-left="0.5in" fo:margin-right="0in" fo:margin-top="0.0398in" fo:margin-bottom="0in" loext:contextual-spacing="false" fo:text-indent="-0.25in" style:auto-text-indent="false"/>
    </style:style>
    <style:style style:name="P21" style:family="paragraph" style:parent-style-name="Standard" style:list-style-name="WWNum1">
      <style:paragraph-properties fo:margin-left="0.5in" fo:margin-right="0in" fo:margin-top="0in" fo:margin-bottom="0in" loext:contextual-spacing="false" fo:text-indent="-0.25in" style:auto-text-indent="false"/>
    </style:style>
    <style:style style:name="P22" style:family="paragraph" style:parent-style-name="Standard" style:list-style-name="WWNum1">
      <style:paragraph-properties fo:margin-left="0.5in" fo:margin-right="0in" fo:margin-top="0in" fo:margin-bottom="0.0429in" loext:contextual-spacing="false" fo:text-indent="-0.25in" style:auto-text-indent="false"/>
    </style:style>
    <style:style style:name="P23" style:family="paragraph" style:parent-style-name="Standard" style:list-style-name="WWNum1">
      <style:paragraph-properties fo:margin-left="1in" fo:margin-right="0in" fo:margin-top="0in" fo:margin-bottom="0in" loext:contextual-spacing="false" fo:text-indent="-0.25in" style:auto-text-indent="false"/>
    </style:style>
    <style:style style:name="P24" style:family="paragraph" style:parent-style-name="Heading_20_1" style:list-style-name="WWNum2"/>
    <style:style style:name="P25" style:family="paragraph" style:parent-style-name="Title" style:master-page-name="First_20_Page">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8pt" fo:font-weight="bold" style:font-name-asian="Arial1" style:font-size-asian="8pt" style:font-weight-asian="bold" style:font-name-complex="Arial1" style:font-size-complex="8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style="italic" fo:font-weight="bold" style:font-style-asian="italic" style:font-weight-asian="bold"/>
    </style:style>
    <style:style style:name="T19" style:family="text">
      <style:text-properties fo:color="#1155cc" style:text-underline-style="solid" style:text-underline-width="auto" style:text-underline-color="font-color"/>
    </style:style>
    <style:style style:name="T20" style:family="text">
      <style:text-properties fo:color="#333333" style:font-name="Consolas" fo:background-color="#f8f8f8" loext:char-shading-value="0" style:font-name-asian="Consolas1" style:font-name-complex="Consolas1"/>
    </style:style>
    <style:style style:name="T21" style:family="text">
      <style:text-properties fo:color="#333333" style:font-name="Consolas" fo:font-weight="bold" fo:background-color="#f8f8f8" loext:char-shading-value="0" style:font-name-asian="Consolas1" style:font-weight-asian="bold" style:font-name-complex="Consolas1"/>
    </style:style>
    <style:style style:name="T22" style:family="text">
      <style:text-properties style:text-underline-style="none"/>
    </style:style>
    <style:style style:name="T23" style:family="text">
      <style:text-properties style:text-underline-style="solid" style:text-underline-width="auto" style:text-underline-color="font-color" fo:font-weight="bold" style:font-weight-asian="bold"/>
    </style:style>
    <style:style style:name="T24"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aczyuw2yex2w"/><text:span text:style-name="T1">Introducción a Docker</text:span><text:span text:style-name="T2"><text:line-break/></text:span><text:span text:style-name="T3">UD 05. Caso práctico 03 - Acelerando juegos de prueba con “tmpfs”</text:span></text:p>
      <text:p text:style-name="P1"><draw:frame draw:style-name="fr1" draw:name="image3.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or: Sergi García Barea</text:span></text:p>
      <text:p text:style-name="P4"><text:span text:style-name="T5">Actualizado Marzo 2021</text:span></text:p>
      <text:p text:style-name="P4"><text:span text:style-name="T6">Licencia</text:span></text:p>
      <text:p text:style-name="P6"/>
      <text:p text:style-name="P5"><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text:span text:style-name="T6">Nomenclatura</text:span></text:p>
      <text:p text:style-name="P7">A lo largo de este tema se utilizarán distintos símbolos para distinguir elementos importantes dentro del contenido. Estos símbolos son:</text:p>
      <text:p text:style-name="P7"/>
      <text:p text:style-name="P8"><text:span text:style-name="T10"><text:s/>📖 </text:span><text:span text:style-name="T11">Importante</text:span></text:p>
      <text:p text:style-name="Standard"/>
      <text:p text:style-name="P8"><text:span text:style-name="T12"><text:s/>❕</text:span><text:span text:style-name="T13"> </text:span><text:span text:style-name="T11">Atención</text:span></text:p>
      <text:p text:style-name="Standard"/>
      <text:p text:style-name="P8"><text:span text:style-name="T10"><text:s/>💬</text:span> <text:span text:style-name="T11">Interesant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text:span text:style-name="T14">1. </text:span><text:a xlink:type="simple" xlink:href="#_dbh0n1vac4c8" text:style-name="Index_20_Link" text:visited-style-name="Index_20_Link"><text:span text:style-name="T9">Introducción</text:span></text:a><text:span text:style-name="T9"><text:tab/>3</text:span></text:p>
          <text:p text:style-name="P10"><text:span text:style-name="T14">2. </text:span><text:a xlink:type="simple" xlink:href="#_j7xjpuxya32a" text:style-name="Index_20_Link" text:visited-style-name="Index_20_Link"><text:span text:style-name="T9">Paso 1: preparando el contenedor MySQL</text:span></text:a><text:span text:style-name="T9"><text:tab/>3</text:span></text:p>
          <text:p text:style-name="P11"><text:span text:style-name="T14">3. </text:span><text:a xlink:type="simple" xlink:href="#_7lurdmdlb7j" text:style-name="Index_20_Link" text:visited-style-name="Index_20_Link"><text:span text:style-name="T9">Paso 2: Probando el contenedor con MySQL</text:span></text:a><text:span text:style-name="T9"><text:tab/>4</text:span></text:p>
        </text:index-body>
      </text:table-of-content>
      <text:p text:style-name="P12"/>
      <text:p text:style-name="P12"/>
      <text:p text:style-name="P14"><text:span text:style-name="T15">UD05. Caso práctico 03</text:span></text:p>
      <text:list xml:id="list521640089" text:style-name="WWNum2">
        <text:list-item>
          <text:p text:style-name="P24"><text:bookmark text:name="_dbh0n1vac4c8"/>Introducción</text:p>
        </text:list-item>
      </text:list>
      <text:p text:style-name="Standard">El uso de sistemas de ficheros en memoria como “<text:span text:style-name="T18">tmpfs</text:span>” o “<text:span text:style-name="T18">ramfs</text:span>” es recomendable cuando se quiere obtener una mayor velocidad de entrada/salida, a costa de la persistencia. Esto es útil cuando un servidor debe usar un fichero, para acelerar los test de juegos de pruebas, etc.</text:p>
      <text:p text:style-name="Standard"/>
      <text:p text:style-name="Standard">En este caso práctico, vamos a preparar un servidor MySQL cuya información estará en memoria (con un volumen “<text:span text:style-name="T18">tmpfs</text:span>”). Este servidor MySQL estará pensado como un contenedor que se iniciará y estará disponible para probar una aplicación. </text:p>
      <text:p text:style-name="Standard"/>
      <text:p text:style-name="Standard">Utilizaremos para este propósito una base de datos de test “<text:span text:style-name="T18">dummy</text:span>” que se adjunta al caso práctico. Esta ha sido obtenida usando <text:a xlink:type="simple" xlink:href="http://filldb.info/dummy" text:style-name="ListLabel_20_10" text:visited-style-name="ListLabel_20_10"><text:span text:style-name="T19">http://filldb.info/dummy</text:span></text:a>.</text:p>
      <text:p text:style-name="Standard">La imagen en la que nos basaremos será <text:a xlink:type="simple" xlink:href="https://hub.docker.com/_/mysql" text:style-name="ListLabel_20_10" text:visited-style-name="ListLabel_20_10"><text:span text:style-name="T19">https://hub.docker.com/_/mysql</text:span></text:a></text:p>
      <text:p text:style-name="Standard"/>
      <text:list xml:id="list112034376994502" text:continue-numbering="true" text:style-name="WWNum2">
        <text:list-item>
          <text:p text:style-name="P24"><text:bookmark text:name="_j7xjpuxya32a"/>Paso 1: preparando el contenedor MySQL</text:p>
        </text:list-item>
      </text:list>
      <text:p text:style-name="Standard">En primer lugar supondremos que la base de datos la hemos descargado en el directorio “<text:span text:style-name="T18">/home/sergi/dump.sql</text:span>”. A continuación proponemos dos comandos, uno para utilizar el contenedor sin “tmpfs” y otro para cargar la información de MySQL en volumen “tmpfs”.</text:p>
      <text:p text:style-name="Standard"/>
      <text:p text:style-name="Standard"><text:span text:style-name="T11">Contenedor sin “tmpfs”:</text:span></text:p>
      <table:table table:name="Table1" table:style-name="Table1">
        <table:table-column table:style-name="Table1.A"/>
        <table:table-row table:style-name="Table1.1">
          <table:table-cell table:style-name="Table1.A1" office:value-type="string">
            <text:p text:style-name="P19"><text:span text:style-name="T20">docker run -d --rm --name mysqlsintmpfs -p 3306:3306 -v /home/sergi/dump.sql:/docker-entrypoint-initdb.d/dump.sql <text:s/>-e MYSQL_ALLOW_EMPTY_PASSWORD=TRUE -e MYSQL_USER=cefireuser -e MYSQL_PASSWORD=cefirepass mysql:5.6</text:span></text:p>
          </table:table-cell>
        </table:table-row>
      </table:table>
      <text:p text:style-name="Standard"/>
      <text:p text:style-name="Standard">Hemos creado un contenedor que se eliminará una vez parado (parámetro --rm), con el puerto 3306 del contenedor mapeado a la máquina anfitrión.</text:p>
      <text:p text:style-name="Standard">Algunas cosas concretas de MySQL:</text:p>
      <text:list xml:id="list597370025" text:style-name="WWNum1">
        <text:list-item>
          <text:p text:style-name="P20">Mapeamos el fichero “<text:span text:style-name="T18">dump.sq</text:span>l” que contiene la base de datos, al directorio “<text:span text:style-name="T18">/docker-entrypoint-initdb.d”</text:span>. El motivo de esto, es que tal como indica la ayuda de la imagen de Docker “<text:span text:style-name="T18">mysql</text:span>”, al crearse el contenedor, todo fichero “<text:span text:style-name="T18">.sh</text:span>”, “<text:span text:style-name="T18">.sql</text:span>” y “<text:span text:style-name="T18">.sql.gz</text:span>” será procesado en orden alfabético.</text:p>
          <text:list>
            <text:list-item>
              <text:p text:style-name="P23">Con esto conseguimos que al iniciarse rellene la base de datos lanzado el SQL contenido en el fichero “dump.sql”.</text:p>
            </text:list-item>
          </text:list>
        </text:list-item>
        <text:list-item>
          <text:p text:style-name="P21">La variable de entorno <text:span text:style-name="T23">MYSQL_ALLOW_EMPTY_PASSWORD</text:span> indica que el usuario root no tiene password.</text:p>
        </text:list-item>
        <text:list-item>
          <text:p text:style-name="P22">Las variables entorno de usuario y password, crean un usuario con permisos de root para poder utilizarlo en conexiones remotas.</text:p>
        </text:list-item>
      </text:list>
      <text:p text:style-name="Standard"/>
      <text:p text:style-name="Standard"/>
      <text:p text:style-name="Standard"/>
      <text:p text:style-name="Standard"><text:span text:style-name="T11">Contenedor usando “tmpfs”:</text:span></text:p>
      <table:table table:name="Table2" table:style-name="Table2">
        <table:table-column table:style-name="Table2.A"/>
        <table:table-row table:style-name="Table2.1">
          <table:table-cell table:style-name="Table2.A1" office:value-type="string">
            <text:p text:style-name="P19"><text:span text:style-name="T20">docker run -d --rm --name mysqlcontmpfs -p 3307:3306 -v /home/sergi/dump.sql:/docker-entrypoint-initdb.d/dump.sql --tmpfs /var/lib/mysql:rw,noexec,nosuid,size=1024m -e MYSQL_ALLOW_EMPTY_PASSWORD=TRUE -e MYSQL_USER=cefireuser -e MYSQL_PASSWORD=cefirepass mysql:5.6</text:span></text:p>
          </table:table-cell>
        </table:table-row>
      </table:table>
      <text:p text:style-name="Standard"/>
      <text:p text:style-name="Standard">Similar al anterior, solo que el directorio donde se almacena la información de MySQL, “<text:span text:style-name="T18">/var/lib/mysql</text:span>” lo almacenamos en memoria con un volumen que usa “<text:span text:style-name="T18">tmpfs</text:span>”.</text:p>
      <text:p text:style-name="Standard"/>
      <text:list xml:id="list112034606071682" text:continue-list="list112034376994502" text:style-name="WWNum2">
        <text:list-item>
          <text:p text:style-name="P24"><text:bookmark text:name="_7lurdmdlb7j"/>Paso 2: Probando el contenedor con MySQL</text:p>
        </text:list-item>
      </text:list>
      <text:p text:style-name="Standard">Antes de comenzar, es recomendable esperar un minuto o dos desde la creación del contenedor para asegurarnos que la base de datos se ha llenado correctamente. </text:p>
      <text:p text:style-name="Standard"/>
      <text:p text:style-name="Standard">Para acceder a la base de datos, aunque podemos acceder con los puertos expuestos (usando usuario “<text:span text:style-name="T18">cefireuser</text:span>” y password “<text:span text:style-name="T18">cefirepass</text:span>”) y ese sería el caso que usaría una aplicación que quiere usar esta base de datos como test, para simplificar el caso práctico nosotros entraremos en el contenedor utilizando los siguientes comandos:</text:p>
      <text:p text:style-name="Standard"><text:span text:style-name="T11">Para acceder a la versión sin “</text:span><text:span text:style-name="T18">tmpfs</text:span><text:span text:style-name="T11">”:</text:span></text:p>
      <table:table table:name="Table3" table:style-name="Table3">
        <table:table-column table:style-name="Table3.A"/>
        <table:table-row table:style-name="Table3.1">
          <table:table-cell table:style-name="Table3.A1" office:value-type="string">
            <text:p text:style-name="P19"><text:span text:style-name="T20">docker </text:span><text:span text:style-name="T24">exec</text:span><text:span text:style-name="T20"> -it mysqlsintmpfs bash</text:span></text:p>
          </table:table-cell>
        </table:table-row>
      </table:table>
      <text:p text:style-name="Standard"><text:span text:style-name="T11">Para acceder a la versión con “</text:span><text:span text:style-name="T18">tmpfs</text:span><text:span text:style-name="T11">”:</text:span></text:p>
      <table:table table:name="Table4" table:style-name="Table4">
        <table:table-column table:style-name="Table4.A"/>
        <table:table-row table:style-name="Table4.1">
          <table:table-cell table:style-name="Table4.A1" office:value-type="string">
            <text:p text:style-name="P19"><text:span text:style-name="T20">docker </text:span><text:span text:style-name="T24">exec</text:span><text:span text:style-name="T20"> -it mysqlcontmpfs bash</text:span></text:p>
          </table:table-cell>
        </table:table-row>
      </table:table>
      <text:p text:style-name="Standard"/>
      <text:p text:style-name="Standard">Una vez dentro mediante “<text:span text:style-name="T18">docker exec</text:span>”, podemos conectarnos usando:</text:p>
      <table:table table:name="Table5" table:style-name="Table5">
        <table:table-column table:style-name="Table5.A"/>
        <table:table-row table:style-name="Table5.1">
          <table:table-cell table:style-name="Table5.A1" office:value-type="string">
            <text:p text:style-name="P19"><text:span text:style-name="T20">mysql -u root</text:span></text:p>
          </table:table-cell>
        </table:table-row>
      </table:table>
      <text:p text:style-name="Standard"/>
      <text:p text:style-name="Standard">Nos permitirá acceder sin password ya que definimos la variable de entorno que lo permitía durante la creación del contenedor.</text:p>
      <text:p text:style-name="Standard">Ahí se pueden lanzar consultar para apreciar la diferencia de rendimiento. Según la máquina y el sistema operativo, esta diferencia puede ser pequeña o imperceptible, o notable. </text:p>
      <text:p text:style-name="Standard">Una secuencia de prueba dentro del cliente MySQL podría ser:</text:p>
      <text:p text:style-name="Standard"/>
      <table:table table:name="Table6" table:style-name="Table6">
        <table:table-column table:style-name="Table6.A"/>
        <table:table-row table:style-name="Table6.1">
          <table:table-cell table:style-name="Table6.A1" office:value-type="string">
            <text:p text:style-name="P19"><text:span text:style-name="T21">USE test;<text:line-break/>SELECT SQL_NO_CACHE * FROM posts;</text:span></text:p>
          </table:table-cell>
        </table:table-row>
      </table:table>
      <text:p text:style-name="Standard"/>
      <text:p text:style-name="Standard">Con esta consulta, usamos la base de datos “<text:span text:style-name="T18">test</text:span>” y con <text:span text:style-name="T23">SQL_NO_CACHE</text:span> indicamos que no utilice la caché en la consulta. Esta consulta obtiene 11100 resultados. </text:p>
      <text:p text:style-name="Standard">En el momento de realizar estas pruebas, el autor del documento con “<text:span text:style-name="T18">tmpfs</text:span>” tardaba 0.02 segundos y sin “<text:span text:style-name="T18">tmpfs</text:span>” 0.04 segun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5. Caso práctico 03</text:span></text:p>
      </style:header>
      <style:footer>
        <text:p text:style-name="MP4"><text:span text:style-name="MT1">Curso Introducción a Docker<text:tab/><text:tab/>UD05 - Página </text:span><text:page-number text:select-page="current">2</text:page-number></text:p>
        <text:p text:style-name="Standard"/>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3" meta:object-count="0" meta:page-count="2" meta:paragraph-count="50" meta:word-count="729" meta:character-count="4783" meta:non-whitespace-character-count="4103"/>
    <meta:generator>LibreOfficeDev/6.0.5.2$Linux_X86_64 LibreOffice_project/</meta:generator>
  </office:meta>
</office:document-meta>
</file>